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3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5.971cm"/>
    </style:style>
    <style:style style:name="gr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0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11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2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</style:style>
    <style:style style:name="gr2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2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95cm"/>
    </style:style>
    <style:style style:name="gr2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2.016cm" fo:padding-top="0.137cm" fo:padding-bottom="0.137cm" fo:padding-left="0.262cm" fo:padding-right="0.262cm"/>
    </style:style>
    <style:style style:name="gr27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2.778cm" fo:padding-top="0.137cm" fo:padding-bottom="0.137cm" fo:padding-left="0.262cm" fo:padding-right="0.262cm"/>
    </style:style>
    <style:style style:name="gr2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3.54cm" fo:padding-top="0.137cm" fo:padding-bottom="0.137cm" fo:padding-left="0.262cm" fo:padding-right="0.26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1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04cm"/>
    </style:style>
    <style:style style:name="gr3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2.981cm" fo:padding-top="0.137cm" fo:padding-bottom="0.137cm" fo:padding-left="0.262cm" fo:padding-right="0.2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2cm" fo:min-width="1.336cm"/>
    </style:style>
    <style:style style:name="gr3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-color="#cfe7f5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19.692cm" svg:y1="9.357cm" svg:x2="20.931cm" svg:y2="1.91cm" svg:d="M19692 9357l1239-7447" svg:viewBox="0 0 1240 7448">
          <text:p/>
        </draw:connector>
        <draw:connector draw:style-name="gr2" draw:text-style-name="P1" draw:layer="layout" draw:type="line" svg:x1="6.23cm" svg:y1="1.915cm" svg:x2="10.591cm" svg:y2="9.362cm" draw:start-shape="id1" draw:start-glue-point="8" draw:end-shape="id2" draw:end-glue-point="4" svg:d="M6230 1915l4361 7447" svg:viewBox="0 0 4362 7448">
          <text:p/>
        </draw:connector>
        <draw:connector draw:style-name="gr3" draw:text-style-name="P1" draw:layer="layout" draw:type="line" svg:x1="19.631cm" svg:y1="12.339cm" svg:x2="19.631cm" svg:y2="9.812cm" draw:start-shape="id3" draw:start-glue-point="8" svg:d="M19631 12339v-2527" svg:viewBox="0 0 1 2528">
          <text:p/>
        </draw:connector>
        <draw:connector draw:style-name="gr3" draw:text-style-name="P1" draw:layer="layout" draw:type="line" svg:x1="19.631cm" svg:y1="14.446cm" svg:x2="19.631cm" svg:y2="17.891cm" draw:start-shape="id4" draw:start-glue-point="8" draw:end-shape="id5" draw:end-glue-point="0" svg:d="M19631 14446v3445" svg:viewBox="0 0 1 3446">
          <text:p/>
        </draw:connector>
        <draw:frame draw:style-name="gr4" draw:text-style-name="P3" draw:layer="layout" svg:width="6.476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19-05-11">May 11, 2019</text:date></text:span><text:span text:style-name="T1"><text:s/>- micemn.net</text:span></text:p>
          </draw:text-box>
        </draw:frame>
        <draw:custom-shape draw:style-name="gr5" draw:text-style-name="P5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4 SFP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7.054cm" svg:y1="9.688cm" svg:x2="17.031cm" svg:y2="15.367cm" draw:end-shape="id6" draw:end-glue-point="0" svg:d="M17054 9688l-23 5679" svg:viewBox="0 0 24 5680">
          <text:p/>
        </draw:connector>
        <draw:connector draw:style-name="gr1" draw:text-style-name="P1" draw:layer="layout" draw:type="line" svg:x1="11.115cm" svg:y1="16.114cm" svg:x2="14.075cm" svg:y2="16.114cm" svg:d="M11115 16114h2960" svg:viewBox="0 0 2961 1">
          <text:p/>
        </draw:connector>
        <draw:connector draw:style-name="gr1" draw:text-style-name="P1" draw:layer="layout" draw:type="line" svg:x1="11.115cm" svg:y1="15.914cm" svg:x2="14.075cm" svg:y2="15.914cm" svg:d="M11115 15914h2960" svg:viewBox="0 0 2961 1">
          <text:p/>
        </draw:connector>
        <draw:frame draw:style-name="gr7" draw:text-style-name="P6" draw:layer="layout" svg:width="3.101cm" svg:height="1.039cm" svg:x="11.022cm" svg:y="16.08cm">
          <draw:text-box>
            <text:p text:style-name="P4"><text:span text:style-name="T2">Junip</text:span><text:span text:style-name="T2">er </text:span><text:span text:style-name="T2">Stack</text:span><text:span text:style-name="T2">ing</text:span></text:p>
            <text:p text:style-name="P4"><text:span text:style-name="T2">Cable</text:span><text:span text:style-name="T2">s</text:span></text:p>
          </draw:text-box>
        </draw:frame>
        <draw:custom-shape draw:style-name="gr8" draw:text-style-name="P5" xml:id="id3" draw:id="id3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1.382cm">
          <draw:text-box>
            <text:p text:style-name="P4"><text:span text:style-name="T2">Route Server #2</text:span></text:p>
          </draw:text-box>
        </draw:frame>
        <draw:custom-shape draw:style-name="gr8" draw:text-style-name="P5" xml:id="id4" draw:id="id4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3.489cm">
          <draw:text-box>
            <text:p text:style-name="P4"><text:span text:style-name="T2">Route Server #1</text:span></text:p>
          </draw:text-box>
        </draw:frame>
        <draw:connector draw:style-name="gr1" draw:text-style-name="P1" draw:layer="layout" draw:type="line" svg:x1="8.591cm" svg:y1="9.362cm" svg:x2="3.43cm" svg:y2="1.915cm" draw:start-shape="id7" draw:start-glue-point="4" draw:end-shape="id8" draw:end-glue-point="8" svg:d="M8591 9362l-5161-7447" svg:viewBox="0 0 5162 7448">
          <text:p/>
        </draw:connector>
        <draw:connector draw:style-name="gr10" draw:text-style-name="P1" draw:layer="layout" draw:type="line" svg:x1="9.13cm" svg:y1="1.915cm" svg:x2="12.591cm" svg:y2="9.362cm" draw:start-shape="id9" draw:start-glue-point="8" draw:end-shape="id10" draw:end-glue-point="4" svg:d="M9130 1915l3461 7447" svg:viewBox="0 0 3462 7448">
          <text:p/>
        </draw:connector>
        <draw:custom-shape draw:style-name="gr11" draw:text-style-name="P4" xml:id="id9" draw:id="id9" draw:layer="layout" svg:width="0.635cm" svg:height="0.381cm" svg:x="8.8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" draw:id="id1" draw:layer="layout" svg:width="0.635cm" svg:height="0.381cm" svg:x="5.9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8" draw:id="id8" draw:layer="layout" svg:width="0.635cm" svg:height="0.381cm" svg:x="3.1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089cm" svg:height="0.381cm" svg:x="8.1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1.658cm" svg:height="0.963cm" svg:x="8.836cm" svg:y="8.066cm">
          <draw:text-box>
            <text:p text:style-name="P4"><text:span text:style-name="T3">E4/4</text:span><text:span text:style-name="T3">8</text:span></text:p>
            <text:p text:style-name="P4"><text:span text:style-name="T3">E5/4</text:span><text:span text:style-name="T3">8</text:span></text:p>
          </draw:text-box>
        </draw:frame>
        <draw:frame draw:style-name="gr14" draw:text-style-name="P6" draw:layer="layout" svg:width="1.836cm" svg:height="0.607cm" svg:x="6.799cm" svg:y="8.369cm">
          <draw:text-box>
            <text:p text:style-name="P4"><text:span text:style-name="T3">E4/37</text:span></text:p>
          </draw:text-box>
        </draw:frame>
        <draw:frame draw:style-name="gr15" draw:text-style-name="P6" draw:layer="layout" svg:width="1.069cm" svg:height="0.607cm" svg:x="8.901cm" svg:y="5.941cm">
          <draw:text-box>
            <text:p text:style-name="P4"><text:span text:style-name="T3">Po9</text:span></text:p>
          </draw:text-box>
        </draw:frame>
        <draw:frame draw:style-name="gr16" draw:text-style-name="P6" draw:layer="layout" svg:width="1.675cm" svg:height="0.607cm" svg:x="19.467cm" svg:y="10.119cm">
          <draw:text-box>
            <text:p text:style-name="P4"><text:span text:style-name="T3">E4/1</text:span></text:p>
          </draw:text-box>
        </draw:frame>
        <draw:frame draw:style-name="gr17" draw:text-style-name="P6" draw:layer="layout" svg:width="1.852cm" svg:height="0.607cm" svg:x="19.466cm" svg:y="14.818cm">
          <draw:text-box>
            <text:p text:style-name="P4"><text:span text:style-name="T3">ge-0/0/1</text:span></text:p>
          </draw:text-box>
        </draw:frame>
        <draw:frame draw:style-name="gr18" draw:text-style-name="P6" draw:layer="layout" svg:width="1.247cm" svg:height="0.607cm" svg:x="15.843cm" svg:y="12.185cm">
          <draw:text-box>
            <text:p text:style-name="P4"><text:span text:style-name="T3">P</text:span><text:span text:style-name="T3">o</text:span><text:span text:style-name="T3">1</text:span><text:span text:style-name="T3">1</text:span></text:p>
          </draw:text-box>
        </draw:frame>
        <draw:frame draw:style-name="gr19" draw:text-style-name="P6" draw:layer="layout" svg:width="1.035cm" svg:height="0.607cm" svg:x="16.02cm" svg:y="12.985cm">
          <draw:text-box>
            <text:p text:style-name="P4"><text:span text:style-name="T3">a</text:span><text:span text:style-name="T3">e</text:span><text:span text:style-name="T3">0</text:span></text:p>
          </draw:text-box>
        </draw:frame>
        <draw:frame draw:style-name="gr20" draw:text-style-name="P8" draw:layer="layout" svg:width="1.836cm" svg:height="0.963cm" svg:x="15.7cm" svg:y="10.119cm">
          <draw:text-box>
            <text:p text:style-name="P7"><text:span text:style-name="T3">E</text:span><text:span text:style-name="T3">4</text:span><text:span text:style-name="T3">/</text:span><text:span text:style-name="T3">4</text:span><text:span text:style-name="T3">7</text:span></text:p>
            <text:p text:style-name="P7"><text:span text:style-name="T3">E</text:span><text:span text:style-name="T3">5</text:span><text:span text:style-name="T3">/</text:span><text:span text:style-name="T3">4</text:span><text:span text:style-name="T3">7</text:span></text:p>
          </draw:text-box>
        </draw:frame>
        <draw:frame draw:style-name="gr13" draw:text-style-name="P6" draw:layer="layout" svg:width="1.658cm" svg:height="0.963cm" svg:x="15.366cm" svg:y="14.519cm">
          <draw:text-box>
            <text:p text:style-name="P4"><text:span text:style-name="T3">x</text:span><text:span text:style-name="T3">e</text:span><text:span text:style-name="T3">-</text:span><text:span text:style-name="T3">0</text:span><text:span text:style-name="T3">/</text:span><text:span text:style-name="T3">1</text:span><text:span text:style-name="T3">/</text:span><text:span text:style-name="T3">0</text:span></text:p>
            <text:p text:style-name="P4"><text:span text:style-name="T3">x</text:span><text:span text:style-name="T3">e</text:span><text:span text:style-name="T3">-</text:span><text:span text:style-name="T3">0</text:span><text:span text:style-name="T3">/</text:span><text:span text:style-name="T3">1</text:span><text:span text:style-name="T3">/</text:span><text:span text:style-name="T3">2</text:span></text:p>
          </draw:text-box>
        </draw:frame>
        <draw:custom-shape draw:style-name="gr21" draw:text-style-name="P5" xml:id="id5" draw:id="id5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852cm" svg:height="0.607cm" svg:x="19.466cm" svg:y="16.57cm">
          <draw:text-box>
            <text:p text:style-name="P4"><text:span text:style-name="T3">g</text:span><text:span text:style-name="T3">e</text:span><text:span text:style-name="T3">-</text:span><text:span text:style-name="T3">0</text:span><text:span text:style-name="T3">/</text:span><text:span text:style-name="T3">0</text:span><text:span text:style-name="T3">/</text:span><text:span text:style-name="T3">0</text:span></text:p>
          </draw:text-box>
        </draw:frame>
        <draw:frame draw:style-name="gr22" draw:text-style-name="P3" draw:layer="layout" svg:width="3.125cm" svg:height="1.063cm" svg:x="16.493cm" svg:y="18.09cm">
          <draw:text-box>
            <text:p text:style-name="P2"><text:span text:style-name="T2">Loo</text:span><text:span text:style-name="T2">kin</text:span><text:span text:style-name="T2">g </text:span><text:span text:style-name="T2">Gla</text:span><text:span text:style-name="T2">ss</text:span></text:p>
            <text:p text:style-name="P2"><text:span text:style-name="T2">lg.</text:span><text:span text:style-name="T2">mic</text:span><text:span text:style-name="T2">em</text:span><text:span text:style-name="T2">n.n</text:span><text:span text:style-name="T2">et</text:span></text:p>
          </draw:text-box>
        </draw:frame>
        <draw:frame draw:style-name="gr23" draw:text-style-name="P6" draw:layer="layout" svg:width="3.855cm" svg:height="0.645cm" svg:x="0.936cm" svg:y="9.23cm">
          <draw:text-box>
            <text:p text:style-name="P4"><text:span text:style-name="T2">c</text:span><text:span text:style-name="T2">o</text:span><text:span text:style-name="T2">r</text:span><text:span text:style-name="T2">e</text:span><text:span text:style-name="T2">-</text:span><text:span text:style-name="T2">s</text:span><text:span text:style-name="T2">w</text:span><text:span text:style-name="T2">0</text:span><text:span text:style-name="T2">.</text:span><text:span text:style-name="T2">m</text:span><text:span text:style-name="T2">i</text:span><text:span text:style-name="T2">c</text:span><text:span text:style-name="T2">e</text:span><text:span text:style-name="T2">m</text:span><text:span text:style-name="T2">n</text:span><text:span text:style-name="T2">.</text:span><text:span text:style-name="T2">n</text:span><text:span text:style-name="T2">e</text:span><text:span text:style-name="T2">t</text:span></text:p>
          </draw:text-box>
        </draw:frame>
        <draw:frame draw:style-name="gr23" draw:text-style-name="P6" draw:layer="layout" svg:width="3.855cm" svg:height="0.645cm" svg:x="0.937cm" svg:y="15.692cm">
          <draw:text-box>
            <text:p text:style-name="P4"><text:span text:style-name="T2">cor</text:span><text:span text:style-name="T2">e-</text:span><text:span text:style-name="T2">sw</text:span><text:span text:style-name="T2">2.m</text:span><text:span text:style-name="T2">ice</text:span><text:span text:style-name="T2">mn.</text:span><text:span text:style-name="T2">net</text:span></text:p>
          </draw:text-box>
        </draw:frame>
        <draw:connector draw:style-name="gr1" draw:text-style-name="P1" draw:layer="layout" draw:type="line" svg:x1="15.291cm" svg:y1="9.362cm" svg:x2="15.53cm" svg:y2="1.915cm" draw:start-shape="id11" draw:start-glue-point="4" draw:end-shape="id12" draw:end-glue-point="8" svg:d="M15291 9362l239-7447" svg:viewBox="0 0 240 7448">
          <text:p/>
        </draw:connector>
        <draw:custom-shape draw:style-name="gr11" draw:text-style-name="P4" xml:id="id12" draw:id="id12" draw:layer="layout" svg:width="0.635cm" svg:height="0.381cm" svg:x="15.2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6" draw:id="id6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247cm" svg:height="0.607cm" svg:x="15.292cm" svg:y="5.987cm">
          <draw:text-box>
            <text:p text:style-name="P4"><text:span text:style-name="T3">Po15</text:span></text:p>
          </draw:text-box>
        </draw:frame>
        <draw:custom-shape draw:style-name="gr12" draw:text-style-name="P1" draw:layer="layout" svg:width="1.089cm" svg:height="0.381cm" svg:x="10.4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1.247cm" svg:height="0.607cm" svg:x="11.102cm" svg:y="5.942cm">
          <draw:text-box>
            <text:p text:style-name="P4"><text:span text:style-name="T3">Po22</text:span></text:p>
          </draw:text-box>
        </draw:frame>
        <draw:custom-shape draw:style-name="gr12" draw:text-style-name="P1" draw:layer="layout" svg:width="1.089cm" svg:height="0.381cm" svg:x="14.902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3" draw:id="id13" draw:layer="layout" svg:width="0.635cm" svg:height="0.381cm" svg:x="12.0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1" draw:id="id11" draw:layer="layout" svg:width="0.635cm" svg:height="0.381cm" svg:x="14.9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0" draw:id="id10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" draw:id="id2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7" draw:id="id7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454cm" svg:y1="1.86cm" svg:x2="10.815cm" svg:y2="9.417cm" draw:start-shape="id1" draw:start-glue-point="9" draw:end-shape="id2" draw:end-glue-point="11" svg:d="M6454 1860l4361 7557" svg:viewBox="0 0 4362 7558">
          <text:p/>
        </draw:connector>
        <draw:connector draw:style-name="gr10" draw:text-style-name="P1" draw:layer="layout" draw:type="line" svg:x1="12.33cm" svg:y1="1.915cm" svg:x2="14.291cm" svg:y2="9.362cm" draw:start-shape="id13" draw:start-glue-point="8" svg:d="M12330 1915l1961 7447" svg:viewBox="0 0 1962 7448">
          <text:p/>
        </draw:connector>
        <draw:frame draw:style-name="gr25" draw:text-style-name="P6" draw:layer="layout" svg:width="1.425cm" svg:height="0.607cm" svg:x="15.299cm" svg:y="8.37cm">
          <draw:text-box>
            <text:p text:style-name="P4"><text:span text:style-name="T3">E3/6/</text:span><text:span text:style-name="T3">1</text:span></text:p>
          </draw:text-box>
        </draw:frame>
        <draw:custom-shape draw:style-name="gr26" draw:text-style-name="P5" draw:layer="layout" svg:width="2.54cm" svg:height="1.295cm" svg:x="4.897cm" svg:y="1.305cm">
          <text:p text:style-name="P4"><text:span text:style-name="T2">Zayo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3.302cm" svg:height="1.295cm" svg:x="1.397cm" svg:y="1.305cm">
          <text:p text:style-name="P4"><text:span text:style-name="T2">Mankato Networks</text:span></text:p>
          <text:p text:style-name="P4"><text:span text:style-name="T2">Remote Switch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2.54cm" svg:height="1.295cm" svg:x="7.597cm" svg:y="1.305cm">
          <text:p text:style-name="P4"><text:span text:style-name="T2">CNS</text:span></text:p>
          <text:p text:style-name="P4"><text:span text:style-name="T2">Remote Switch</text:span></text:p>
          <text:p text:style-name="P4"><text:span text:style-name="T2">C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4.064cm" svg:height="1.295cm" svg:x="10.297cm" svg:y="1.305cm">
          <text:p text:style-name="P4"><text:span text:style-name="T2">Northern Lights GigaPoP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1.247cm" svg:height="0.607cm" svg:x="15.493cm" svg:y="5.188cm">
          <draw:text-box>
            <text:p text:style-name="P4"><text:span text:style-name="T3">P</text:span><text:span text:style-name="T3">o</text:span><text:span text:style-name="T3">1</text:span></text:p>
          </draw:text-box>
        </draw:frame>
        <draw:frame draw:style-name="gr29" draw:text-style-name="P6" draw:layer="layout" svg:width="1.336cm" svg:height="0.607cm" svg:x="14.289cm" svg:y="2.552cm">
          <draw:text-box>
            <text:p text:style-name="P4"><text:span text:style-name="T3">E49/1</text:span></text:p>
          </draw:text-box>
        </draw:frame>
        <draw:frame draw:style-name="gr30" draw:text-style-name="P6" draw:layer="layout" svg:width="1.425cm" svg:height="0.607cm" svg:x="10.999cm" svg:y="8.371cm">
          <draw:text-box>
            <text:p text:style-name="P4"><text:span text:style-name="T3">E3/7/1</text:span></text:p>
          </draw:text-box>
        </draw:frame>
        <draw:frame draw:style-name="gr14" draw:text-style-name="P6" draw:layer="layout" svg:width="1.836cm" svg:height="0.607cm" svg:x="12.799cm" svg:y="8.371cm">
          <draw:text-box>
            <text:p text:style-name="P4"><text:span text:style-name="T3">E3/4/1</text:span></text:p>
          </draw:text-box>
        </draw:frame>
        <draw:custom-shape draw:style-name="gr11" draw:text-style-name="P4" xml:id="id14" draw:id="id14" draw:layer="layout" svg:width="0.635cm" svg:height="0.381cm" svg:x="18.241cm" svg:y="5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8.334cm" svg:y1="5.254cm" svg:x2="15.847cm" svg:y2="1.725cm" draw:start-shape="id14" draw:start-glue-point="5" draw:end-shape="id12" draw:end-glue-point="10" svg:d="M18334 5254l-2487-3529" svg:viewBox="0 0 2488 3530">
          <text:p/>
        </draw:connector>
        <draw:custom-shape draw:style-name="gr31" draw:text-style-name="P5" draw:layer="layout" svg:width="3.505cm" svg:height="1.295cm" svg:x="16.463cm" svg:y="4.666cm">
          <text:p text:style-name="P4"><text:span text:style-name="T2">South Front Networks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4.064cm" svg:height="1.295cm" svg:x="14.497cm" svg:y="1.305cm">
          <text:p text:style-name="P4"><text:span text:style-name="T2">MN VoIP</text:span></text:p>
          <text:p text:style-name="P4"><text:span text:style-name="T2">Remote Switch</text:span></text:p>
          <text:p text:style-name="P4"><text:span text:style-name="T2">Arista 7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6" draw:layer="layout" svg:width="1.129cm" svg:height="0.963cm" svg:x="16.989cm" svg:y="2.553cm">
          <draw:text-box>
            <text:p text:style-name="P4"><text:span text:style-name="T3">E47</text:span><text:span text:style-name="T3"><text:line-break/></text:span><text:span text:style-name="T3">E48</text:span></text:p>
          </draw:text-box>
        </draw:frame>
        <draw:custom-shape draw:style-name="gr12" draw:text-style-name="P1" draw:layer="layout" svg:width="1.089cm" svg:height="0.381cm" svg:x="16.995cm" svg:y="3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1.247cm" svg:height="0.607cm" svg:x="17.286cm" svg:y="3.488cm">
          <draw:text-box>
            <text:p text:style-name="P4"><text:span text:style-name="T3">Po2</text:span></text:p>
          </draw:text-box>
        </draw:frame>
        <draw:connector draw:style-name="gr1" draw:text-style-name="P1" draw:layer="layout" draw:type="line" svg:x1="19.491cm" svg:y1="9.356cm" svg:x2="20.73cm" svg:y2="1.909cm" draw:start-shape="id15" draw:start-glue-point="4" draw:end-shape="id16" draw:end-glue-point="8" svg:d="M19491 9356l1239-7447" svg:viewBox="0 0 1240 7448">
          <text:p/>
        </draw:connector>
        <draw:custom-shape draw:style-name="gr11" draw:text-style-name="P4" xml:id="id16" draw:id="id16" draw:layer="layout" svg:width="0.635cm" svg:height="0.381cm" svg:x="20.412cm" svg:y="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1.247cm" svg:height="0.607cm" svg:x="19.992cm" svg:y="6.481cm">
          <draw:text-box>
            <text:p text:style-name="P4"><text:span text:style-name="T3">Po?</text:span></text:p>
          </draw:text-box>
        </draw:frame>
        <draw:custom-shape draw:style-name="gr12" draw:text-style-name="P1" draw:layer="layout" svg:width="1.089cm" svg:height="0.381cm" svg:x="19.60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5" draw:id="id15" draw:layer="layout" svg:width="0.635cm" svg:height="0.381cm" svg:x="19.173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1.247cm" svg:height="0.607cm" svg:x="20.193cm" svg:y="5.682cm">
          <draw:text-box>
            <text:p text:style-name="P4"><text:span text:style-name="T3">ae0</text:span></text:p>
          </draw:text-box>
        </draw:frame>
        <draw:frame draw:style-name="gr14" draw:text-style-name="P6" draw:layer="layout" svg:width="1.836cm" svg:height="0.963cm" svg:x="18.789cm" svg:y="2.546cm">
          <draw:text-box>
            <text:p text:style-name="P4"><text:span text:style-name="T3">xe-0/0/30</text:span><text:span text:style-name="T3"><text:line-break/></text:span><text:span text:style-name="T3">xe-0/0/31</text:span></text:p>
          </draw:text-box>
        </draw:frame>
        <draw:custom-shape draw:style-name="gr11" draw:text-style-name="P4" xml:id="id17" draw:id="id17" draw:layer="layout" svg:width="0.635cm" svg:height="0.381cm" svg:x="23.041cm" svg:y="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3.134cm" svg:y1="5.248cm" svg:x2="21.047cm" svg:y2="1.719cm" draw:start-shape="id17" draw:start-glue-point="5" draw:end-shape="id16" draw:end-glue-point="10" svg:d="M23134 5248l-2087-3529" svg:viewBox="0 0 2088 3530">
          <text:p/>
        </draw:connector>
        <draw:custom-shape draw:style-name="gr28" draw:text-style-name="P5" draw:layer="layout" svg:width="4.064cm" svg:height="1.295cm" svg:x="21.263cm" svg:y="4.66cm">
          <text:p text:style-name="P4"><text:span text:style-name="T2">Compudyne Duluth</text:span></text:p>
          <text:p text:style-name="P4"><text:span text:style-name="T2">Remote Switch</text:span><text:span text:style-name="T2"><text:line-break/></text:span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4.064cm" svg:height="1.295cm" svg:x="18.697cm" svg:y="1.299cm">
          <text:p text:style-name="P4"><text:span text:style-name="T2">Compudyne 511</text:span></text:p>
          <text:p text:style-name="P4"><text:span text:style-name="T2">Remote Switch</text:span></text:p>
          <text:p text:style-name="P4"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6" draw:layer="layout" svg:width="1.836cm" svg:height="0.612cm" svg:x="21.889cm" svg:y="2.547cm">
          <draw:text-box>
            <text:p text:style-name="P4"><text:span text:style-name="T3">xe-</text:span><text:span text:style-name="T3">0/0/2</text:span><text:span text:style-name="T3">9</text:span></text:p>
          </draw:text-box>
        </draw:frame>
        <draw:custom-shape draw:style-name="gr34" draw:text-style-name="P5" draw:layer="layout" svg:width="14.799cm" svg:height="1.295cm" svg:x="5.191cm" svg:y="8.905cm">
          <text:p text:style-name="P4"><text:span text:style-name="T4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.658cm" svg:height="0.963cm" svg:x="18.436cm" svg:y="8.067cm">
          <draw:text-box>
            <text:p text:style-name="P4"><text:span text:style-name="T3">E4/</text:span><text:span text:style-name="T3">34</text:span></text:p>
            <text:p text:style-name="P4"><text:span text:style-name="T3">E5/</text:span><text:span text:style-name="T3">34</text:span></text:p>
          </draw:text-box>
        </draw:frame>
        <draw:frame draw:style-name="gr33" draw:text-style-name="P6" draw:layer="layout" svg:width="1.836cm" svg:height="0.612cm" svg:x="22.589cm" svg:y="4.147cm">
          <draw:text-box>
            <text:p text:style-name="P4"><text:span text:style-name="T3">xe-0/0/3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19-05-11T21:00:24.273232958</dc:date>
    <meta:editing-duration>PT4H45M36S</meta:editing-duration>
    <meta:editing-cycles>130</meta:editing-cycles>
    <meta:generator>LibreOffice/6.0.7.3$Linux_X86_64 LibreOffice_project/00m0$Build-3</meta:generator>
    <meta:document-statistic meta:object-count="81"/>
  </office:meta>
</office:document-meta>
</file>